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69.1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279.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 بار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0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5.02pt" draw:z-index="4" draw:style-name="gr3" draw:text-style-name="P3" svg:width="39.74pt" svg:height="15.05pt" svg:x="22.08pt" svg:y="22.39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22pt" draw:z-index="5" draw:style-name="gr3" draw:text-style-name="P3" svg:width="39.49pt" svg:height="15.05pt" svg:x="64.26pt" svg:y="19.59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7">00/00/0000</text:date>, <text:time style:data-style-name="N2" text:time-value="08:16:10.9264975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17T09:46:43.104048800</dc:date>
    <meta:editing-duration>P79DT19H59M57S</meta:editing-duration>
    <meta:editing-cycles>3137</meta:editing-cycles>
    <meta:generator>LibreOffice/5.1.6.2$Linux_X86_64 LibreOffice_project/10m0$Build-2</meta:generator>
    <meta:document-statistic meta:table-count="3" meta:cell-count="54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